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c)] (23)</text:span></text:p>
      <text:p text:style-name="P4"><text:span text:style-name="T2"/></text:p>
      <text:p text:style-name="P4"><text:span text:style-name="T2">This op – code is the equivalent of npc_move for type 2 (centipede) NPCs.</text:span></text:p>
      <text:p text:style-name="P4"><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8-12-23T00:21:45.65</dc:date>
    <dc:creator>Steven Tinsley</dc:creator>
    <meta:editing-duration>P12DT16H52M20S</meta:editing-duration>
    <meta:editing-cycles>104</meta:editing-cycles>
    <meta:generator>OpenOffice/4.1.5$Win32 OpenOffice.org_project/415m1$Build-9789</meta:generator>
    <meta:document-statistic meta:table-count="1" meta:image-count="1" meta:object-count="0" meta:page-count="11" meta:paragraph-count="179" meta:word-count="4794" meta:character-count="27076"/>
  </office:meta>
</office:document-meta>
</file>